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Mangal1" svg:font-family="Mangal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fo:margin-left="0cm" fo:margin-right="0cm" fo:line-height="100%" fo:text-indent="0cm"/>
      <style:text-properties fo:color="#ffffff" style:font-name="Arial Black" fo:font-size="60pt" fo:font-style="normal" fo:font-weight="bold" style:font-size-asian="60pt" style:font-size-complex="60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60pt" fo:font-style="normal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Duchu Święty,</text:span><text:span text:style-name="T1"><text:line-break/></text:span><text:span text:style-name="T1">tchnienie Ojca,</text:span><text:span text:style-name="T1"><text:line-break/></text:span><text:span text:style-name="T1">Dawco życia.</text:span><text:span text:style-name="T1"><text:line-break/></text:span><text:span text:style-name="T1">Duchu Święty,</text:span><text:span text:style-name="T1"><text:line-break/></text:span><text:span text:style-name="T1">źródło wody</text:span><text:span text:style-name="T1"><text:line-break/></text:span><text:span text:style-name="T1">żywej w n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Tak pragniemy</text:span><text:span text:style-name="T1"><text:line-break/></text:span><text:span text:style-name="T1">Ciebie Panie,</text:span><text:span text:style-name="T1"><text:line-break/></text:span><text:span text:style-name="T1">jak spękana</text:span><text:span text:style-name="T1"><text:line-break/></text:span><text:span text:style-name="T1">ziemia deszczu,</text:span><text:span text:style-name="T1"><text:line-break/></text:span><text:span text:style-name="T1">jak pustynia</text:span><text:span text:style-name="T1"><text:line-break/></text:span><text:span text:style-name="T1">kropli wody,</text:span><text:span text:style-name="T1"><text:line-break/></text:span><text:span text:style-name="T1">Duchu, przyjdź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Duchu Święty,</text:span><text:span text:style-name="T1"><text:line-break/></text:span><text:span text:style-name="T1">Tyś Mądrością niezmierzoną,</text:span><text:span text:style-name="T1"><text:line-break/></text:span><text:span text:style-name="T1">Duchu Święty,</text:span><text:span text:style-name="T1"><text:line-break/></text:span><text:span text:style-name="T1">Ty oświetlasz</text:span><text:span text:style-name="T1"><text:line-break/></text:span><text:span text:style-name="T1">drogi nam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I prowadzisz nas</text:span><text:span text:style-name="T1"><text:line-break/></text:span><text:span text:style-name="T1">do domu,</text:span><text:span text:style-name="T1"><text:line-break/></text:span><text:span text:style-name="T1">gdzie mieszkanie</text:span><text:span text:style-name="T1"><text:line-break/></text:span><text:span text:style-name="T1">przed wiekami</text:span><text:span text:style-name="T1"><text:line-break/></text:span><text:span text:style-name="T1">przygotował</text:span><text:span text:style-name="T1"><text:line-break/></text:span><text:span text:style-name="T1">dla nas Ojciec,</text:span><text:span text:style-name="T1"><text:line-break/></text:span><text:span text:style-name="T1">Duchu, przyjdź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Tak pragniemy</text:span><text:span text:style-name="T1"><text:line-break/></text:span><text:span text:style-name="T1">Ciebie Panie,</text:span><text:span text:style-name="T1"><text:line-break/></text:span><text:span text:style-name="T1">jak spękana</text:span><text:span text:style-name="T1"><text:line-break/></text:span><text:span text:style-name="T1">ziemia deszczu,</text:span><text:span text:style-name="T1"><text:line-break/></text:span><text:span text:style-name="T1">jak pustynia</text:span><text:span text:style-name="T1"><text:line-break/></text:span><text:span text:style-name="T1">kropli wody,</text:span><text:span text:style-name="T1"><text:line-break/></text:span><text:span text:style-name="T1">Duchu, przyjdź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" svg:font-family="'Lucida Sans Unicode'" style:font-pitch="variable"/>
    <style:font-face style:name="Mangal1" svg:font-family="Mangal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7-01-02T18:59:40</meta:creation-date>
    <dc:date>2015-05-17T20:02:01.321000000</dc:date>
    <dc:language>pl-PL</dc:language>
    <meta:editing-cycles>24</meta:editing-cycles>
    <meta:editing-duration>PT21M38S</meta:editing-duration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